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Standard" style:list-style-name="L1"/>
    <style:style style:name="P139" style:family="paragraph" style:parent-style-name="Standard" style:list-style-name="L5">
      <style:paragraph-properties fo:margin-top="0in" fo:margin-bottom="0.0783in"/>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fo:font-style="normal" style:font-style-asian="normal" style:font-style-complex="normal"/>
    </style:style>
    <style:style style:name="P142" style:family="paragraph" style:parent-style-name="Heading_20_2">
      <style:text-properties style:font-name="Arial2" fo:font-size="10pt" style:font-size-asian="10pt" style:font-size-complex="10pt"/>
    </style:style>
    <style:style style:name="P143" style:family="paragraph" style:parent-style-name="Heading_20_2">
      <style:text-properties fo:font-style="normal" fo:font-weight="normal" style:font-style-asian="normal" style:font-weight-asian="normal" style:font-style-complex="normal" style:font-weight-complex="normal"/>
    </style:style>
    <style:style style:name="P144" style:family="paragraph" style:parent-style-name="Heading_20_2">
      <style:paragraph-properties fo:break-before="page"/>
    </style:style>
    <style:style style:name="P145" style:family="paragraph" style:parent-style-name="Heading_20_2">
      <style:paragraph-properties fo:break-before="page"/>
      <style:text-properties fo:font-weight="normal" style:font-weight-asian="normal" style:font-weight-complex="normal"/>
    </style:style>
    <style:style style:name="P146" style:family="paragraph" style:parent-style-name="Text_20_body" style:list-style-name="L1"/>
    <style:style style:name="P147" style:family="paragraph" style:parent-style-name="Text_20_body" style:list-style-name="L1">
      <style:paragraph-properties>
        <style:tab-stops>
          <style:tab-stop style:position="4.5654in"/>
        </style:tab-stops>
      </style:paragraph-properties>
    </style:style>
    <style:style style:name="P148" style:family="paragraph" style:parent-style-name="Text_20_body" style:list-style-name="L1">
      <style:paragraph-properties>
        <style:tab-stops>
          <style:tab-stop style:position="4.4626in"/>
        </style:tab-stops>
      </style:paragraph-properties>
    </style:style>
    <style:style style:name="P149" style:family="paragraph" style:parent-style-name="Text_20_body" style:list-style-name="L1">
      <style:paragraph-properties>
        <style:tab-stops>
          <style:tab-stop style:position="2.5217in"/>
        </style:tab-stops>
      </style:paragraph-properties>
    </style:style>
    <style:style style:name="P150" style:family="paragraph" style:parent-style-name="Text_20_body" style:list-style-name="L1">
      <style:paragraph-properties>
        <style:tab-stops>
          <style:tab-stop style:position="3.9563in"/>
        </style:tab-stops>
      </style:paragraph-properties>
    </style:style>
    <style:style style:name="P151" style:family="paragraph" style:parent-style-name="Text_20_body" style:list-style-name="L3"/>
    <style:style style:name="P152" style:family="paragraph" style:parent-style-name="Text_20_body" style:list-style-name="L4"/>
    <style:style style:name="P153" style:family="paragraph" style:parent-style-name="Text_20_body" style:list-style-name="L6"/>
    <style:style style:name="P154" style:family="paragraph" style:parent-style-name="Text_20_body" style:list-style-name="L7"/>
    <style:style style:name="P155"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6"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8" style:family="paragraph" style:parent-style-name="Text_20_body" style:list-style-name="L1">
      <style:paragraph-properties fo:margin-top="0in" fo:margin-bottom="0.0783in">
        <style:tab-stops>
          <style:tab-stop style:position="4.5654in"/>
        </style:tab-stops>
      </style:paragraph-properties>
    </style:style>
    <style:style style:name="P159" style:family="paragraph" style:parent-style-name="Text_20_body" style:list-style-name="L1">
      <style:paragraph-properties fo:margin-top="0in" fo:margin-bottom="0.1575in">
        <style:tab-stops>
          <style:tab-stop style:position="4.5366in"/>
        </style:tab-stops>
      </style:paragraph-properties>
    </style:style>
    <style:style style:name="P160"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1" style:family="paragraph" style:parent-style-name="Text_20_body" style:list-style-name="L1">
      <style:paragraph-properties fo:margin-top="0.1575in" fo:margin-bottom="0.0783in"/>
    </style:style>
    <style:style style:name="P162"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3"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5" style:family="paragraph">
      <style:paragraph-properties fo:text-align="center"/>
    </style:style>
    <style:style style:name="P166"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7"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 fo:font-weight="bold" style:font-weight-asian="bold" style:font-weight-complex="bold"/>
    </style:style>
    <style:style style:name="T103" style:family="text">
      <style:text-properties style:font-name="Courier New" fo:font-weight="bold" style:font-name-asian="Courier New" style:font-weight-asian="bold" style:font-name-complex="Courier New" style:font-weight-complex="bold"/>
    </style:style>
    <style:style style:name="T104" style:family="text">
      <style:text-properties style:font-name="Courier New" fo:font-weight="bold" style:font-size-asian="10pt" style:font-weight-asian="bold" style:font-size-complex="10pt" style:font-weight-complex="bold"/>
    </style:style>
    <style:style style:name="T105"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ize="10pt" fo:font-style="normal" fo:font-weight="bold" style:font-size-asian="10pt" style:font-weight-asian="bold" style:font-size-complex="10pt" style:font-weight-complex="bold"/>
    </style:style>
    <style:style style:name="T107"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 fo:font-size="10pt" fo:font-weight="bold" style:font-size-asian="10pt" style:font-weight-asian="bold" style:font-size-complex="10pt" style:font-weight-complex="bold"/>
    </style:style>
    <style:style style:name="T109"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0" style:family="text">
      <style:text-properties style:font-name="Courier New" fo:font-style="normal" fo:font-weight="bold" style:font-style-asian="normal" style:font-weight-asian="bold" style:font-style-complex="normal" style:font-weight-complex="bold"/>
    </style:style>
    <style:style style:name="T111"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2" style:family="text">
      <style:text-properties style:font-name="Courier New" fo:font-style="normal" style:font-style-asian="normal" style:font-style-complex="normal"/>
    </style:style>
    <style:style style:name="T113" style:family="text">
      <style:text-properties fo:color="#5c8526" style:font-name="Arial2" fo:font-weight="normal" style:font-size-asian="10pt" style:font-weight-asian="normal" style:font-size-complex="10pt" style:font-weight-complex="normal"/>
    </style:style>
    <style:style style:name="T114"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7" style:family="text">
      <style:text-properties fo:font-variant="normal" fo:text-transform="none"/>
    </style:style>
    <style:style style:name="T118" style:family="text">
      <style:text-properties fo:font-variant="normal" fo:text-transform="none" style:font-name="Arial2" fo:font-size="10pt" fo:font-weight="normal" style:font-size-asian="10pt" style:font-weight-asian="normal" style:font-size-complex="10pt" style:font-weight-complex="normal"/>
    </style:style>
    <style:style style:name="T11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0" style:family="text">
      <style:text-properties fo:color="#000000"/>
    </style:style>
    <style:style style:name="T121" style:family="text">
      <style:text-properties fo:color="#000000" style:font-name-complex="Arial2"/>
    </style:style>
    <style:style style:name="T122" style:family="text">
      <style:text-properties fo:color="#000000" style:font-name="Arial2" fo:font-size="10pt" style:font-size-asian="10pt" style:font-name-complex="Arial2" style:font-size-complex="10pt"/>
    </style:style>
    <style:style style:name="T123" style:family="text">
      <style:text-properties fo:color="#000000" style:font-name="Arial2" fo:font-size="10pt" fo:font-weight="bold" style:font-size-asian="10pt" style:font-weight-asian="bold" style:font-name-complex="Arial2" style:font-size-complex="10pt" style:font-weight-complex="bold"/>
    </style:style>
    <style:style style:name="T124"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5" style:family="text">
      <style:text-properties fo:color="#000000" style:font-name="Arial2" fo:font-size="10pt" style:text-underline-style="none" style:font-size-asian="10pt" style:font-name-complex="Arial2" style:font-size-complex="10pt"/>
    </style:style>
    <style:style style:name="T126" style:family="text">
      <style:text-properties fo:color="#000000" style:font-name="Arial2" style:font-size-asian="10pt" style:font-name-complex="Arial2" style:font-size-complex="10pt"/>
    </style:style>
    <style:style style:name="T127" style:family="text">
      <style:text-properties fo:color="#000000" style:font-name="Arial2" fo:font-size="8pt" style:font-size-asian="8pt" style:font-name-complex="Arial2" style:font-size-complex="8pt"/>
    </style:style>
    <style:style style:name="T128"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9" style:family="text">
      <style:text-properties fo:color="#008000"/>
    </style:style>
    <style:style style:name="T130" style:family="text">
      <style:text-properties fo:color="#008000" style:font-name-complex="Arial2"/>
    </style:style>
    <style:style style:name="T131" style:family="text">
      <style:text-properties fo:color="#008000" style:font-name="Arial2" fo:font-size="10pt" style:font-size-asian="10pt" style:font-name-complex="Arial2" style:font-size-complex="10pt"/>
    </style:style>
    <style:style style:name="T132" style:family="text">
      <style:text-properties fo:color="#008000" style:font-name="Arial2" fo:font-size="10pt" fo:font-weight="normal" style:font-size-asian="10pt" style:font-weight-asian="normal" style:font-name-complex="Arial2" style:font-size-complex="10pt" style:font-weight-complex="normal"/>
    </style:style>
    <style:style style:name="T133"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4" style:family="text">
      <style:text-properties fo:color="#008000" style:font-name="Arial2" style:font-size-asian="10pt" style:font-name-complex="Arial2" style:font-size-complex="10pt"/>
    </style:style>
    <style:style style:name="T135"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6" style:family="text">
      <style:text-properties fo:color="#008000" style:font-name="Arial2" fo:font-weight="normal" style:font-size-asian="10pt" style:font-weight-asian="normal" style:font-name-complex="Arial2" style:font-size-complex="10pt" style:font-weight-complex="normal"/>
    </style:style>
    <style:style style:name="T137" style:family="text">
      <style:text-properties fo:color="#008000" style:font-name-asian="Monospace" style:font-name-complex="Arial2"/>
    </style:style>
    <style:style style:name="T138"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9" style:family="text">
      <style:text-properties style:font-name="Verdana" fo:font-size="10pt" style:font-size-asian="12.0500001907349pt" style:font-size-complex="13.8000001907349pt"/>
    </style:style>
    <style:style style:name="T140" style:family="text">
      <style:text-properties style:font-name="Arial" style:font-name-asian="Arial" style:font-name-complex="Arial"/>
    </style:style>
    <style:style style:name="T141" style:family="text">
      <style:text-properties style:font-name="Arial" style:font-name-asian="DejaVu Sans" style:font-name-complex="DejaVu Sans"/>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italic" style:font-name-asian="DejaVu Sans" style:font-style-asian="italic" style:font-name-complex="DejaVu Sans" style:font-style-complex="italic"/>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style style:name="T152" style:family="text">
      <style:text-properties style:font-name="Electron" fo:font-size="28pt" fo:letter-spacing="0.0157in" fo:font-weight="normal" style:letter-kerning="false" style:font-size-asian="28pt" style:font-weight-asian="normal" style:font-size-complex="28pt" style:font-weight-complex="normal"/>
    </style:style>
    <style:style style:name="T153" style:family="text">
      <style:text-properties style:font-name="Arial2" fo:font-size="10pt" fo:font-style="italic" style:font-name-complex="Arial2" style:font-size-complex="10pt" style:font-style-complex="italic"/>
    </style:style>
    <style:style style:name="T154"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6" svg:width="1.5213in" svg:height="0.4343in" draw:transform="rotate (-0.523598775599386) translate (6.46736111111111in -0.102083333333333in)" draw:corner-radius="0.0783in"><text:p text:style-name="P165"><text:span text:style-name="T152">DRAFT</text:span></text:p></draw:rect><draw:rect text:anchor-type="paragraph" draw:z-index="5" draw:style-name="gr3" draw:text-style-name="P165"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7" svg:width="6.5878in" svg:height="0.4913in" svg:x="0.6161in" svg:y="0.1472in"><draw:text-box><text:p><text:span text:style-name="T153">Disclaimer</text:span><text:span text:style-name="T154">: This is a system in development. <text:s/>That is, the specification may change without notice.</text:span></text:p><text:p><text:span text:style-name="T154">However, it should still give you a good insight in the “Cloud” Token concept. <text:s/></text:span><text:span text:style-name="T153">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4"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1">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1">.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0"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0">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text:span>, <text:span text:style-name="T2">when the issuer is independent of the relying party, represent two entirely different privacy cases</text:span>. <text:s/>The SKS specification only covers credential provisioning.</text:p>
      <text:p text:style-name="P66">Although a one-size-fits-all approach would be nice from a technical point of view, it appears that the span of Internet-related services motivates a design that both supports scenario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text:span> point-of-view the PEP mode is as secure and trustworthy as the E2ES mode as long as the client platform is intact and the correct issuer enrollment URL is used.</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0"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44"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4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9"><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4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privatekeybackup">PrivateKeyBackup</text:reference-ref></text:span></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4"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1"> <text:s/></text:span><text:span text:style-name="T81">Length of the clear-text binary value </text:span><text:span text:style-name="T84">must not</text:span><text:span text:style-name="T81">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4"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0">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4"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2"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9"><text:reference-ref text:reference-format="text" text:ref-name="user.api">User API</text:reference-ref></text:span></text:span><text:span text:style-name="T55"> methods like </text:span><text:span text:style-name="CrossRef"><text:span text:style-name="T139"><text:reference-ref text:reference-format="text" text:ref-name="signdata">signHashedData</text:reference-ref></text:span></text:span><text:span text:style-name="T55">.</text:span></text:p>
      <text:p text:style-name="P48"/>
      <text:p text:style-name="P46"/>
      <text:h text:style-name="Heading_20_1" text:outline-level="1"/>
      <text:h text:style-name="P140"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40"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0">≥</text:span><text:span text:style-name="T141">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23"/>
      <text:p text:style-name="Text_20_body"><text:span text:style-name="T141">Note that a </text:span><text:span text:style-name="T109">KeyHandle</text:span><text:span text:style-name="T141"> in this specification always refers to a </text:span><text:span text:style-name="T145">key entry</text:span><text:span text:style-name="T141">. <text:s/>See </text:span><text:span text:style-name="CrossRef"><text:span text:style-name="T139"><text:reference-ref text:reference-format="text" text:ref-name="key.entries">Key Entries</text:reference-ref></text:span></text:span><text:span text:style-name="T141">.</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4"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0">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8">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5"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0">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4">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7633814" text:style-name="L1">
              <text:list-item>
                <text:p text:style-name="P155">Generate a for this SKS <text:span text:style-name="T2">unique</text:span> <text:span text:style-name="T102">ClientSessionID</text:span></text:p>
              </text:list-item>
              <text:list-item>
                <text:p text:style-name="P147">Output <text:span text:style-name="T102">ClientSessionID</text:span></text:p>
              </text:list-item>
              <text:list-item>
                <text:p text:style-name="P147">Generate an <text:span text:style-name="T2">ephemeral</text:span> ECDH key-pair <text:span text:style-name="T102">EKP</text:span> using <text:span text:style-name="T2">the same named curve</text:span> as <text:span text:style-name="T102">ServerEphemeralKey</text:span></text:p>
              </text:list-item>
              <text:list-item>
                <text:p text:style-name="P146">Output <text:span text:style-name="T108">ClientEphemeralKey</text:span> = <text:span text:style-name="T111">EKP.PublicKey</text:span></text:p>
              </text:list-item>
              <text:list-item>
                <text:p text:style-name="P147">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48">Define internal variable: byte[32] <text:reference-mark-start text:name="sess.key"/><text:span text:style-name="T102">SessionKey</text:span><text:reference-mark-end text:name="sess.key"/></text:p>
              </text:list-item>
              <text:list-item>
                <text:p text:style-name="P149">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3">//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0"><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3">//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58">Define internal variable: short <text:reference-mark-start text:name="mac.seq.cnt"/><text:span text:style-name="T102">MACSequenceCounter</text:span><text:reference-mark-end text:name="mac.seq.cnt"/> and set it to <text:span text:style-name="T2">zero</text:span></text:p>
              </text:list-item>
              <text:list-item>
                <text:p text:style-name="P158"><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59">Output <text:span text:style-name="T102">ProvisioningHandle</text:span></text:p>
              </text:list-item>
            </text:list>
            <text:p text:style-name="P121"><text:span text:style-name="T74">Note that individual elements featured in the </text:span><text:span text:style-name="T80">argument</text:span><text:span text:style-name="T74"> (e.g. </text:span><text:span text:style-name="T110">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1">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1">ServerEphemeralKey</text:span><text:reference-mark-end text:name="iisuer.puk.key"/><text:span text:style-name="T91"> and </text:span><text:reference-mark-start text:name="client.pub.key"/><text:span text:style-name="T110">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10">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10">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1">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1">SessionKey</text:span><text:span text:style-name="T91"> operations</text:span>.</text:p>
      <text:p text:style-name="Text_20_body"><text:span text:style-name="T91">A </text:span><text:reference-mark-start text:name="key.mgr.key"/><text:span text:style-name="T110">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10">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7631499" text:continue-numbering="true" text:style-name="L1">
              <text:list-item>
                <text:p text:style-name="P161">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58">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0"><text:span text:style-name="T2">VerifySignature</text:span><text:span text:style-name="T93"> </text:span><text:span text:style-name="T81">(</text:span><text:span text:style-name="CrossRef"><text:reference-ref text:reference-format="text" text:ref-name="devcert">Device Certificate</text:reference-ref></text:span><text:span text:style-name="T110">.PublicKey</text:span><text:span text:style-name="T81">,<text:tab/></text:span><text:span text:style-name="T115">// Received</text:span><text:span text:style-name="T81"><text:line-break/> <text:s text:c="5"/></text:span><text:span text:style-name="T82"><text:s/></text:span><text:span text:style-name="T81"><text:s text:c="20"/></text:span><text:span text:style-name="T108">Attestation</text:span><text:span text:style-name="T65">,<text:tab/><text:tab/></text:span><text:span text:style-name="T115">//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4">// Saved<text:line-break/><text:tab/></text:span><text:span text:style-name="T27">PrivacyEnabled</text:span><text:span text:style-name="T21"> ||<text:tab/></text:span><text:span text:style-name="T114">// Saved</text:span><text:line-break/><text:tab/><text:span text:style-name="T102">ServerEphemeralKey</text:span> ||<text:tab/><text:span text:style-name="T114">// Saved</text:span><text:line-break/><text:tab/><text:span text:style-name="T102">ClientEphemeralKey</text:span> ||<text:tab/><text:span text:style-name="T114">// Received</text:span><text:line-break/><text:tab/><text:span text:style-name="T102">KeyManagementKey</text:span> ||<text:tab/><text:span text:style-name="T114">// Saved</text:span><text:line-break/><text:tab/><text:span text:style-name="T102">ClientTime</text:span> ||<text:tab/><text:span text:style-name="T114">// Received</text:span><text:line-break/><text:tab/><text:span text:style-name="T102">SessionLifeTime</text:span> ||<text:tab/><text:span text:style-name="T114">// Saved</text:span><text:line-break/><text:tab/><text:span text:style-name="T102">SessionKeyLimit</text:span>))<text:tab/><text:span text:style-name="T114">//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neither <text:span text:style-name="T31">DeviceCertificatePath</text:span> nor <text:span text:style-name="T2">VerifySignature</text:span> apply.</text:p>
      <text:p text:style-name="Standard"/>
      <text:p text:style-name="Standard"><text:line-break/></text:p>
      <text:p text:style-name="Standard"/>
      <text:p text:style-name="Standard"/>
      <text:p text:style-name="Standard"/>
      <text:p text:style-name="P9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10">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2">&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2">="</text:span>http://xmlns.webpki.org/keygen2/1.0#algorithm.sks.s1<text:span text:style-name="T122">"</text:span><text:span text:style-name="T9">  </text:span><text:span text:style-name="T17">…</text:span><text:span text:style-name="T9"> <text:s/>&gt;</text:span><text:span text:style-name="T121"><text:line-break/></text:span></text:p>
            <text:p text:style-name="P68"><text:span text:style-name="T121"><text:s text:c="4"/>&lt;</text:span><text:span text:style-name="T34">ServerEphemeralKey</text:span><text:span text:style-name="T121">&gt;<text:line-break/></text:span><text:span text:style-name="T126"> <text:s text:c="7"/>&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0">JK/mSALhBpUjjPAe/ … fXG8z17eZV3mVDZTBM</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ServerEphemeralKey</text:span><text:span text:style-name="T121">&gt;<text:line-break/> <text:s text:c="3"/>&lt;</text:span><text:span text:style-name="T34">KeyManagementKey</text:span><text:span text:style-name="T121">&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KeyManagementKey</text:span><text:span text:style-name="T121">&gt;<text:line-break/></text:span></text:p>
            <text:p text:style-name="P82"><text:span text:style-name="T121">&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10">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2">&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5"><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5">AvDWx6xbg3GDGzdz … yJk8Js0Oul+Ba/Xc8=</text:span><text:span text:style-name="T13">"</text:span><text:span text:style-name="T125"><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5"><text:line-break/></text:span></text:p>
            <text:p text:style-name="P68"><text:span text:style-name="T121"><text:s text:c="4"/>&lt;</text:span><text:span text:style-name="T34">ClientEphemeralKey</text:span><text:span text:style-name="T121">&gt;<text:line-break/> <text:s text:c="4"/></text:span><text:span text:style-name="T126"><text:s text:c="3"/>&lt;</text:span><text:span text:style-name="T134">ds11</text:span><text:span text:style-name="T126">:</text:span><text:span text:style-name="T34">ECKeyValue</text:span><text:span text:style-name="T126">&gt;</text:span></text:p>
            <text:p text:style-name="P68"><text:s text:c="12"/>&lt;<text:span text:style-name="T129">ds11</text:span><text:span text:style-name="T120">:</text:span><text:span text:style-name="T34">NamedCurve</text:span> <text:span text:style-name="T43">URI</text:span>="urn:oid:1.2.840.10045.3.1.7"/&gt;</text:p>
            <text:p text:style-name="P68"><text:s text:c="12"/>&lt;<text:span text:style-name="T129">ds11</text:span><text:span text:style-name="T120">:</text:span><text:span text:style-name="T34">PublicKey</text:span>&gt;<text:span text:style-name="T121">PRZre90SQLp … 16m9FokKxV3F40Y=</text:span>&lt;/<text:span text:style-name="T129">ds11</text:span><text:span text:style-name="T120">:</text:span><text:span text:style-name="T34">PublicKey</text:span>&gt;</text:p>
            <text:p text:style-name="P68"><text:s text:c="8"/>&lt;/<text:span text:style-name="T129">ds11</text:span><text:span text:style-name="T120">:</text:span><text:span text:style-name="T34">ECKeyValue</text:span>&gt;</text:p>
            <text:p text:style-name="P68"><text:span text:style-name="T121"><text:s text:c="4"/>&lt;/</text:span><text:span text:style-name="T34">ClientEphemeralKey</text:span><text:span text:style-name="T121">&gt;<text:line-break/> <text:s text:c="3"/>&lt;</text:span><text:span text:style-name="T34">DeviceCertificatePath</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12"/>&lt;</text:span><text:span text:style-name="T130">ds</text:span><text:span text:style-name="T121">:</text:span><text:span text:style-name="T34">X509Certificate</text:span><text:span text:style-name="T121">&gt;MIIC2TCCAcGgAwIBAg ... hugc53W4nNzggt2w==&lt;/</text:span><text:span text:style-name="T130">ds</text:span><text:span text:style-name="T121">:</text:span><text:span text:style-name="T34">X509Certificate</text:span><text:span text:style-name="T121">&gt; </text:span></text:p>
            <text:p text:style-name="P68"><text:span text:style-name="T121"><text:s text:c="8"/>&lt;/</text:span><text:span text:style-name="T130">ds</text:span><text:span text:style-name="T121">:</text:span><text:span text:style-name="T34">X509Data</text:span><text:span text:style-name="T121">&gt; </text:span></text:p>
            <text:p text:style-name="P68"><text:span text:style-name="T121"><text:s text:c="4"/>&lt;/</text:span><text:span text:style-name="T34">DeviceCertificatePath</text:span><text:span text:style-name="T121">&gt;</text:span></text:p>
            <text:p text:style-name="P68"><text:span text:style-name="T121"><text:s text:c="4"/>&lt;</text:span><text:span text:style-name="T130">ds</text:span><text:span text:style-name="T121">:</text:span><text:span text:style-name="T34">Signature</text:span><text:span text:style-name="T121">&gt; </text:span></text:p>
            <text:p text:style-name="P68"><text:span text:style-name="T121"><text:s text:c="8"/>&lt;</text:span><text:span text:style-name="T134">ds</text:span><text:span text:style-name="T34">:SignedInfo</text:span><text:span text:style-name="T121">&gt; </text:span></text:p>
            <text:p text:style-name="P68"><text:span text:style-name="T121"><text:s text:c="12"/>&lt;</text:span><text:span text:style-name="T134">ds</text:span><text:span text:style-name="T34">:CanonicalizationMethod</text:span><text:span text:style-name="T121"> </text:span><text:span text:style-name="T43">Algorithm</text:span><text:span text:style-name="T121">="http://www.w3.org/2001/10/xml-exc-c14n#"/&gt; </text:span></text:p>
            <text:p text:style-name="P68"><text:span text:style-name="T121"><text:s text:c="12"/>&lt;</text:span><text:span text:style-name="T134">ds</text:span><text:span text:style-name="T34">:SignatureMethod</text:span><text:span text:style-name="T121"> </text:span><text:span text:style-name="T43">Algorithm</text:span><text:span text:style-name="T121">="http://www.w3.org/2001/04/xmldsig-more#hmac-sha256"/&gt; </text:span></text:p>
            <text:p text:style-name="P68"><text:span text:style-name="T121"><text:s text:c="12"/>&lt;</text:span><text:span text:style-name="T130">ds</text:span><text:span text:style-name="T121">:</text:span><text:span text:style-name="T34">Reference</text:span><text:span text:style-name="T121"> </text:span><text:span text:style-name="T43">URI</text:span><text:span text:style-name="T121">="#</text:span><text:span text:style-name="T13">_126992b6 … a8a6b484db8f</text:span><text:span text:style-name="T121">"&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0/09/xmldsig#enveloped-signature"/&gt; </text:span></text:p>
            <text:p text:style-name="P68"><text:span text:style-name="T121"><text:s text:c="20"/>&lt;</text:span><text:span text:style-name="T130">ds</text:span><text:span text:style-name="T121">:</text:span><text:span text:style-name="T34">Transform</text:span><text:span text:style-name="T121"> </text:span><text:span text:style-name="T43">Algorithm</text:span><text:span text:style-name="T121">="http://www.w3.org/2001/10/xml-exc-c14n#"/&gt; </text:span></text:p>
            <text:p text:style-name="P68"><text:span text:style-name="T121"><text:s text:c="16"/>&lt;/</text:span><text:span text:style-name="T130">ds</text:span><text:span text:style-name="T121">:</text:span><text:span text:style-name="T34">Transforms</text:span><text:span text:style-name="T121">&gt; </text:span></text:p>
            <text:p text:style-name="P68"><text:span text:style-name="T121"><text:s text:c="16"/>&lt;</text:span><text:span text:style-name="T130">ds</text:span><text:span text:style-name="T121">:</text:span><text:span text:style-name="T34">DigestMethod</text:span><text:span text:style-name="T121"> </text:span><text:span text:style-name="T43">Algorithm</text:span><text:span text:style-name="T121">="http://www.w3.org/2001/04/xmlenc#sha256"/&gt; </text:span></text:p>
            <text:p text:style-name="P68"><text:span text:style-name="T121"><text:s text:c="16"/>&lt;</text:span><text:span text:style-name="T130">ds</text:span><text:span text:style-name="T121">:</text:span><text:span text:style-name="T34">DigestValue</text:span><text:span text:style-name="T121">&gt;yLD0zNA48Xt9xXNHuBUlK0hL51zn0SYj2IfDXm42PLc=&lt;/</text:span><text:span text:style-name="T130">ds</text:span><text:span text:style-name="T121">:</text:span><text:span text:style-name="T34">DigestValue</text:span><text:span text:style-name="T121">&gt; </text:span></text:p>
            <text:p text:style-name="P68"><text:span text:style-name="T121"><text:s text:c="12"/>&lt;/</text:span><text:span text:style-name="T130">ds</text:span><text:span text:style-name="T121">:</text:span><text:span text:style-name="T34">Reference</text:span><text:span text:style-name="T121">&gt; </text:span></text:p>
            <text:p text:style-name="P68"><text:span text:style-name="T121"><text:s text:c="8"/>&lt;/</text:span><text:span text:style-name="T130">ds</text:span><text:span text:style-name="T121">:</text:span><text:span text:style-name="T34">SignedInfo</text:span><text:span text:style-name="T121">&gt; </text:span></text:p>
            <text:p text:style-name="P68"><text:span text:style-name="T121"><text:s text:c="8"/>&lt;</text:span><text:span text:style-name="T130">ds</text:span><text:span text:style-name="T121">:</text:span><text:span text:style-name="T34">SignatureValue</text:span><text:span text:style-name="T121">&gt;aRiSdmrn/KgtjqtTReF+6DOuIemRuw2xV9yuOPAlMj8=&lt;/</text:span><text:span text:style-name="T130">ds</text:span><text:span text:style-name="T121">:</text:span><text:span text:style-name="T34">SignatureValue</text:span><text:span text:style-name="T121">&gt; </text:span></text:p>
            <text:p text:style-name="P68"><text:span text:style-name="T121"><text:s text:c="8"/>&lt;</text:span><text:span text:style-name="T130">ds</text:span><text:span text:style-name="T121">:</text:span><text:span text:style-name="T34">KeyInfo</text:span><text:span text:style-name="T121">&gt;</text:span></text:p>
            <text:p text:style-name="P68"><text:span text:style-name="T121"><text:s text:c="12"/>&lt;</text:span><text:span text:style-name="T130">ds</text:span><text:span text:style-name="T121">:</text:span><text:span text:style-name="T34">KeyName</text:span><text:span text:style-name="T121">&gt;derived-session-key&lt;/</text:span><text:span text:style-name="T130">ds</text:span><text:span text:style-name="T121">:</text:span><text:span text:style-name="T34">KeyName</text:span><text:span text:style-name="T121">&gt; </text:span></text:p>
            <text:p text:style-name="P68"><text:span text:style-name="T121"><text:s text:c="8"/>&lt;/</text:span><text:span text:style-name="T130">ds</text:span><text:span text:style-name="T121">:</text:span><text:span text:style-name="T34">KeyInfo</text:span><text:span text:style-name="T121">&gt; </text:span></text:p>
            <text:p text:style-name="P68"><text:span text:style-name="T121"><text:s text:c="4"/>&lt;/</text:span><text:span text:style-name="T130">ds</text:span><text:span text:style-name="T121">:</text:span><text:span text:style-name="T34">Signature</text:span><text:span text:style-name="T121">&gt;</text:span></text:p>
            <text:p text:style-name="P73"/>
            <text:p text:style-name="P82"><text:span text:style-name="T121">&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4" text:outline-level="2"><text:bookmark text:name="__RefHeading__15275_972012461"/><text:reference-mark-start text:name="closeProvisioningSession"/><text:span text:style-name="T99">closeProvisioningSession</text:span><text:reference-mark-end text:name="closeProvisioningSession"/><text:span text:style-name="T99">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37642640" text:continue-numbering="true" text:style-name="L1">
        <text:list-item>
          <text:p text:style-name="P156">There is an open provisioning session associated with <text:span text:style-name="T102">ProvisioningHandle</text:span></text:p>
        </text:list-item>
        <text:list-item>
          <text:p text:style-name="P146">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46"><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57">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6"><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6">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6">The post provisioning operations succeed during the final <text:span text:style-name="T2">commit</text:span>. <text:s/>See <text:span text:style-name="CrossRef"><text:reference-ref text:reference-format="text" text:ref-name="atomic.op">Transaction Based Operation</text:reference-ref></text:span></text:p>
          <text:p text:style-name="P138"/>
        </text:list-item>
      </text:list>
      <text:p text:style-name="Text_20_body"><text:span text:style-name="T73">If verification is successful, </text:span><text:span text:style-name="T110">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10">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1">MAC</text:span><text:span text:style-name="T73"> and </text:span><text:span text:style-name="T111">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Input.MAC</text:span><text:span text:style-name="T58"> </text:span><text:span text:style-name="T59">|| </text:span><text:span text:style-name="T105">createProvisioningSession.Input.</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2">&lt;</text:span><text:span text:style-name="T35">ProvisioningFinalizationResponse</text:span><text:span text:style-name="T122"><text:tab/></text:span><text:span text:style-name="T44">ID</text:span><text:span text:style-name="T122">="</text:span><text:span text:style-name="T12">_126992b6 … a8a6b484db8f</text:span><text:span text:style-name="T122">"<text:line-break/><text:tab/></text:span><text:span text:style-name="T44">ServerSessionID</text:span><text:span text:style-name="T122">="</text:span><text:span text:style-name="T13">_0fa47ab3c00c … a67992b6ac61c</text:span><text:span text:style-name="T122">"<text:line-break/><text:tab/></text:span><text:span text:style-name="T44">Attestation</text:span><text:span text:style-name="T122">="gEWzCCD ... 0w81L/ls2W0UYNE=" </text:span><text:span text:style-name="T12"> </text:span><text:span text:style-name="T15">…</text:span><text:span text:style-name="T12"> <text:s/></text:span><text:span text:style-name="T122">/&gt;</text:span></text:p>
          </table:table-cell>
        </table:table-row>
      </table:table>
      <text:h text:style-name="P144"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0">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0">enumerateProvisioningSessions</text:span> may also be useful for debugging and “cleaning” purposes.</text:p>
      <text:p text:style-name="P46">The input <text:span text:style-name="T108">ProvisioningHandle</text:span><text:span text:style-name="T65"> is initially set to 0 to start an enumeration round.</text:span></text:p>
      <text:p text:style-name="P46"><text:span text:style-name="T65">Succeeding calls should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45"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44"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0">signProvisioningSessionData</text:span> signs <text:span text:style-name="T2">arbitrary data</text:span> that is supplied <text:span text:style-name="T2">by the provisioning middleware.</text:span></text:p>
      <text:p text:style-name="Text_20_body">The purpose of <text:span text:style-name="T110">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2">"</text:span><text:span text:style-name="T110">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5"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4" text:outline-level="2"><text:bookmark text:name="__RefHeading__15285_972012461"/><text:reference-mark-start text:name="createPINPolicy"/><text:span text:style-name="T99">createPINPolicy</text:span><text:reference-mark-end text:name="createPINPolicy"/><text:span text:style-name="T99">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4"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text:reference-mark-start text:name="privatekeybackup"/>PrivateKeyBackup<text:reference-mark-end text:name="privatekeybackup"/></text:p>
          </table:table-cell>
          <table:table-cell table:style-name="Table16.A2" office:value-type="string">
            <text:p text:style-name="P3">bool</text:p>
          </table:table-cell>
          <table:table-cell table:style-name="Table16.C2" office:value-type="string">
            <text:p text:style-name="P2">True if the generated private key is to be output in <text:span text:style-name="T102">PrivateKey</text:span> for backup by the issuer</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row table:style-name="Table17.2">
          <table:table-cell table:style-name="Table17.A2" office:value-type="string">
            <text:p text:style-name="P16">Private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text:span text:style-name="T91">Encrypted generated private key or zero length array. <text:s/></text:span>See <text:span text:style-name="CrossRef"><text:reference-ref text:reference-format="text" text:ref-name="private.key.export">PrivateKey</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6"><text:span text:style-name="T58"><text:tab/>Data </text:span><text:span text:style-name="T119">=</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PrivateKeyBackup</text:span><text:span text:style-name="T59"> ||</text:span><text:span text:style-name="T58"> </text:span><text:span text:style-name="T105">KeySpecifier</text:span><text:span text:style-name="T59"> [||</text:span><text:span text:style-name="T58"> </text:span><text:span text:style-name="T105">EndorsedAlgorithm...</text:span><text:span text:style-name="T59">]</text:span></text:p>
            <text:p text:style-name="P126"><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6"><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1">PINValue</text:span>.</text:p>
            <text:p text:style-name="P125"><text:reference-mark-start text:name="key-spec"/><text:span text:style-name="T105">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5"> </text:span></text:span><text:span text:style-name="CrossRef"><text:span text:style-name="T139"><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7"><text:span text:style-name="T58"><text:tab/>Data </text:span><text:span text:style-name="T119">=</text:span><text:span text:style-name="T58"> </text:span><text:span text:style-name="T105">ID</text:span><text:span text:style-name="T58"> </text:span><text:span text:style-name="T59">|| </text:span><text:span text:style-name="T105">PublicKey</text:span><text:span text:style-name="T59"> || </text:span><text:span text:style-name="T105">PrivateKey</text:span><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1">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1"><text:span text:style-name="T65">If </text:span><text:span text:style-name="CrossRef"><text:reference-ref text:reference-format="text" text:ref-name="privatekeybackup">PrivateKeyBackup</text:reference-ref></text:span><text:span text:style-name="T65"> is true the </text:span><text:reference-mark-start text:name="private.key.export"/><text:span text:style-name="T108">PrivateKey</text:span><text:reference-mark-end text:name="private.key.export"/><text:span text:style-name="T99"> element </text:span><text:span text:style-name="T53">must</text:span><text:span text:style-name="T99"> hold the generated private key in </text:span><text:span text:style-name="CrossRef"><text:reference-ref text:reference-format="text" text:ref-name="pkcs8">PKCS #8</text:reference-ref></text:span><text:span text:style-name="T99"> format but </text:span><text:span text:style-name="T3">wrapped</text:span><text:span text:style-name="T99"> as described in </text:span><text:span text:style-name="CrossRef"><text:reference-ref text:reference-format="text" text:ref-name="EncryptedData">Encrypted Data</text:reference-ref></text:span>, else it <text:span text:style-name="T51">must</text:span> be a zero-length array.</text:p>
      <text:p text:style-name="Text_20_body"><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10">http://xmlns.webpki.org/keygen2/1.0#algorithm.none</text:span><text:span text:style-name="T91"> (which is only permitted as a single </text:span><text:span text:style-name="T110">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8"><text:span text:style-name="T65">if (</text:span><text:span text:style-name="T108">PINPolicyHandle</text:span><text:span text:style-name="T65"> == 0) <text:s text:c="3"/>// No PIN or device PIN</text:span></text:p>
      <text:p text:style-name="P119"><text:s text:c="2"/>{</text:p>
      <text:p text:style-name="P118"><text:span text:style-name="T65"><text:s text:c="5"/></text:span><text:span text:style-name="T108">PINValue</text:span><text:span text:style-name="T65"> = </text:span><text:span text:style-name="T58">zero length array</text:span><text:span text:style-name="T59">;</text:span></text:p>
      <text:p text:style-name="P119"><text:s text:c="2"/>}</text:p>
      <text:p text:style-name="P118"><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19"><text:s text:c="2"/>{</text:p>
      <text:p text:style-name="P118"><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19"><text:s text:c="2"/>}</text:p>
      <text:p text:style-name="P119">else</text:p>
      <text:p text:style-name="P119"><text:s text:c="2"/>{</text:p>
      <text:p text:style-name="P118"><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19"><text:s text:c="2"/>}</text:p>
      <text:p text:style-name="P53"/>
      <text:p text:style-name="P53"/>
      <text:p text:style-name="P53"/>
      <text:p text:style-name="P46"><text:span text:style-name="T58"><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2">&lt;</text:span><text:reference-mark-start text:name="keyinitreq"/><text:span text:style-name="T35">KeyCreationRequest</text:span><text:reference-mark-end text:name="keyinitreq"/><text:span text:style-name="T9"> </text:span><text:span text:style-name="T44">Algorithm</text:span><text:span text:style-name="T122">="</text:span>http://xmlns.webpki.org/keygen2/1.0#algorithm.sks.k1<text:span text:style-name="T122">" <text:s/></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span text:style-name="T122"> </text:span><text:span text:style-name="T44">MAC</text:span><text:span text:style-name="T122">="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PrivateKeyBackup</text:span><text:span text:style-name="T122">="true" </text:span><text:span text:style-name="T44">MAC</text:span><text:span text:style-name="T122">="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In addition, private key backup was requested for the RSA key.</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X2oMtrm8rRL … XyTvPuTbergHfnJw=="&gt;<text:line-break/> <text:s text:c="7"/>&lt;</text:span><text:span text:style-name="T130">ds11</text:span><text:span text:style-name="T121">:</text:span><text:span text:style-name="T34">ECKeyValue</text:span><text:span text:style-name="T121">&gt; </text:span></text:p>
            <text:p text:style-name="P68"><text:s text:c="12"/>&lt;<text:span text:style-name="T130">ds11</text:span>:<text:span text:style-name="T34">NamedCurve</text:span> <text:span text:style-name="T43">URI</text:span>="urn:oid:1.2.840.10045.3.1.7"/&gt; </text:p>
            <text:p text:style-name="P68"><text:s text:c="12"/>&lt;<text:span text:style-name="T130">ds11</text:span>:<text:span text:style-name="T34">PublicKey</text:span>&gt;BMUY+QiZdFJyzozMgQqA … ptPGNy/LcDVSXx7s/Y=&lt;/<text:span text:style-name="T130">ds11</text:span>:<text:span text:style-name="T34">PublicKey</text:span>&gt; </text:p>
            <text:p text:style-name="P68"><text:span text:style-name="T121"><text:s text:c="8"/>&lt;/</text:span><text:span text:style-name="T130">ds11</text:span><text:span text:style-name="T121">:</text:span><text:span text:style-name="T34">ECKeyValue</text:span><text:span text:style-name="T121">&gt;<text:line-break/> <text:s text:c="3"/>&lt;/</text:span><text:span text:style-name="T34">PublicKey</text:span><text:span text:style-name="T121">&gt;<text:line-break/> <text:s text:c="3"/>&lt;</text:span><text:span text:style-name="T34">PublicKey</text:span><text:span text:style-name="T121"> </text:span><text:span text:style-name="T43">ID</text:span><text:span text:style-name="T121">="Key.2"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        &lt;</text:span><text:span text:style-name="T34">PrivateKey</text:span><text:span text:style-name="T121">&gt;lysZRM+dYS+bFn5 … fvJLE6lJq7yshOIZTp&lt;/</text:span><text:span text:style-name="T34">PrivateKey</text:span><text:span text:style-name="T121">&gt;<text:line-break/> <text:s text:c="3"/>&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44"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44"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8">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PublicKey</text:span><text:span text:style-name="T99"> match because that would disable the </text:span><text:span text:style-name="CrossRef"><text:span text:style-name="T117"><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8"> </text:span><text:span text:style-name="T105">KeyHandle.PublicKey</text:span><text:span text:style-name="T59"> || </text:span><text:span text:style-name="T105">KeyHandle.ID</text:span><text:span text:style-name="T59"> || </text:span><text:span text:style-name="T105">X509Certificate...</text:span></text:p>
      <text:p text:style-name="Standard"/>
      <text:p text:style-name="P38">Although <text:span text:style-name="T2">not recommended for serious deployments</text:span>, a compliant SKS <text:span text:style-name="T51">must</text:span> accept multiple key entries being associated by the same <text:span text:style-name="CrossRef"><text:span text:style-name="T91"><text:reference-ref text:reference-format="text" text:ref-name="eecert">End-Entity Certificate</text:reference-ref></text:span></text:spa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3"><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1">ProvisioningFinalizationRequest@ClientSessionID</text:span> and <text:span text:style-name="T111">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44"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P37"/>
      <text:p text:style-name="P38"/>
      <text:p text:style-name="P38"/>
      <text:p text:style-name="P38"/>
      <text:p text:style-name="P52">Continued on the next page...</text:p>
      <text:p text:style-name="P86"/>
      <text:p text:style-name="P103"><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2">&lt;</text:span><text:reference-mark-start text:name="keyinitreq-sym"/><text:span text:style-name="T35">KeyCreationRequest</text:span><text:reference-mark-end text:name="keyinitreq-sym"/><text:span text:style-name="T9"> </text:span><text:span text:style-name="T44">Algorithm</text:span><text:span text:style-name="T122">="</text:span><text:span text:style-name="T9">http://xmlns.webpki.org/keygen2/1.0#algorithm.sks.k1</text:span><text:span text:style-name="T122">" </text:span><text:span text:style-name="T9"> </text:span><text:span text:style-name="T17">…</text:span><text:span text:style-name="T9"> <text:s/>&gt;<text:line-break/></text:span><text:span text:style-name="T121"><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2">="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2">="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2">=</text:span>"http://www.w3.org/2000/09/xmldsig#hmac-sha1"</text:p>
            <text:p text:style-name="P68"><text:span text:style-name="T122"><text:s text:c="13"/></text:span><text:span text:style-name="T127"><text:s/></text:span><text:span text:style-name="T122"><text:s text:c="16"/></text:span><text:span text:style-name="T44">MAC</text:span><text:span text:style-name="T122">="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2">&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2">&lt;</text:span><text:span text:style-name="T35">KeyCreationResponse</text:span><text:span text:style-name="T9">  </text:span><text:span text:style-name="T17">…</text:span><text:span text:style-name="T9"> <text:s/>&gt;</text:span><text:span text:style-name="T121"><text:line-break/></text:span></text:p>
            <text:p text:style-name="P68"><text:span text:style-name="T121"><text:s text:c="4"/>&lt;</text:span><text:span text:style-name="T34">PublicKey</text:span><text:span text:style-name="T121"> </text:span><text:span text:style-name="T43">ID</text:span><text:span text:style-name="T121">="Key.1" </text:span><text:span text:style-name="T43">Attestation</text:span><text:span text:style-name="T121">="TbergHftrm8rRL … wyTvPX2XoMunJ=="&gt;</text:span></text:p>
            <text:p text:style-name="P68"><text:span text:style-name="T121"><text:s text:c="8"/>&lt;</text:span><text:span text:style-name="T130">ds</text:span><text:span text:style-name="T121">:</text:span><text:span text:style-name="T34">RSAKeyValue</text:span><text:span text:style-name="T121">&gt;<text:line-break/> <text:s text:c="11"/>&lt;</text:span><text:span text:style-name="T130">ds</text:span><text:span text:style-name="T121">:</text:span><text:span text:style-name="T34">Modulus</text:span><text:span text:style-name="T121">&gt;ALhBpUjJK/mSjPAe/ … fXG8z1V3mVDZTBM7eZ&lt;/</text:span><text:span text:style-name="T130">ds</text:span><text:span text:style-name="T121">:</text:span><text:span text:style-name="T34">Modulus</text:span><text:span text:style-name="T121">&gt;<text:line-break/> <text:s text:c="11"/>&lt;</text:span><text:span text:style-name="T130">ds</text:span><text:span text:style-name="T121">:</text:span><text:span text:style-name="T34">Exponent</text:span><text:span text:style-name="T121">&gt;AQAB&lt;/</text:span><text:span text:style-name="T130">ds</text:span><text:span text:style-name="T121">:</text:span><text:span text:style-name="T34">Exponent</text:span><text:span text:style-name="T121">&gt;<text:line-break/> <text:s text:c="7"/>&lt;/</text:span><text:span text:style-name="T130">ds</text:span><text:span text:style-name="T121">:</text:span><text:span text:style-name="T34">RSAKeyValue</text:span><text:span text:style-name="T121">&gt;</text:span></text:p>
            <text:p text:style-name="P68"><text:span text:style-name="T121"><text:s text:c="4"/>&lt;/</text:span><text:span text:style-name="T34">PublicKey</text:span><text:span text:style-name="T121">&gt;<text:line-break/></text:span></text:p>
            <text:p text:style-name="P82"><text:span text:style-name="T121">&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mZCjxSl1="&gt;vInt09Esmg94v ... YU3tgIdhcNNby&lt;/</text:span><text:span text:style-name="T35">SymmetricKey</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44"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3"><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5"><text:s text:c="3"/>&lt;</text:span><text:span text:style-name="T132">xs</text:span><text:span text:style-name="T65">:</text:span><text:span text:style-name="T37">element </text:span><text:span text:style-name="T46">name</text:span><text:span text:style-name="T65">="PropertyBag"&gt; </text:span></text:p>
            <text:p text:style-name="P113"><text:span text:style-name="T65"><text:s text:c="6"/>&lt;</text:span><text:span text:style-name="T132">xs</text:span><text:span text:style-name="T65">:</text:span><text:span text:style-name="T37">complexType</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3"><text:span text:style-name="T65"><text:s text:c="12"/>&lt;</text:span><text:span text:style-name="T132">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3"><text:span text:style-name="T65"><text:s text:c="15"/>&lt;</text:span><text:span text:style-name="T132">xs</text:span><text:span text:style-name="T65">:</text:span><text:span text:style-name="T37">complexType</text:span><text:span text:style-name="T65">&gt; </text:span></text:p>
            <text:p text:style-name="P116"/>
            <text:p text:style-name="P113"><text:span text:style-name="T65"><text:s text:c="18"/></text:span><text:span text:style-name="T146">&lt;!-- The unique name of the property --&gt;</text:span><text:span text:style-name="T65">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3"><text:s text:c="21"/>&lt;<text:span text:style-name="T136">xs</text:span>:<text:span text:style-name="T39">simpleType</text:span>&gt;</text:p>
            <text:p text:style-name="P113"><text:s text:c="24"/>&lt;<text:span text:style-name="T136">xs</text:span>:<text:span text:style-name="T39">restriction</text:span> <text:span text:style-name="T48">base</text:span>="<text:span text:style-name="T135">xs</text:span>:string"&gt;</text:p>
            <text:p text:style-name="P113"><text:s text:c="27"/>&lt;<text:span text:style-name="T136">xs</text:span>:<text:span text:style-name="T39">minLength</text:span> <text:span text:style-name="T48">value</text:span>="1"/&gt;</text:p>
            <text:p text:style-name="P113"><text:s text:c="27"/>&lt;<text:span text:style-name="T136">xs</text:span>:<text:span text:style-name="T39">maxLength</text:span> <text:span text:style-name="T48">value</text:span>="100"/&gt;</text:p>
            <text:p text:style-name="P113"><text:s text:c="24"/>&lt;/<text:span text:style-name="T136">xs</text:span>:<text:span text:style-name="T39">restriction</text:span>&gt;</text:p>
            <text:p text:style-name="P113"><text:s text:c="21"/>&lt;/<text:span text:style-name="T136">xs</text:span>:<text:span text:style-name="T39">simpleType</text:span>&gt;</text:p>
            <text:p text:style-name="P114"><text:span text:style-name="T147"><text:s text:c="18"/>&lt;/</text:span><text:span text:style-name="T137">xs</text:span><text:span text:style-name="T147">:</text:span><text:span text:style-name="T41">attribute</text:span><text:span text:style-name="T147">&gt;</text:span></text:p>
            <text:p text:style-name="P114"/>
            <text:p text:style-name="P113"><text:span text:style-name="T65"><text:s text:c="18"/></text:span><text:span text:style-name="T146">&lt;!-- The value of the property --&gt;</text:span><text:span text:style-name="T65"> </text:span></text:p>
            <text:p text:style-name="P113"><text:span text:style-name="T65"><text:s text:c="18"/>&lt;</text:span><text:span text:style-name="T132">xs</text:span><text:span text:style-name="T65">:</text:span><text:span text:style-name="T37">attribute</text:span><text:span text:style-name="T65"> name="Value" </text:span><text:span text:style-name="T46">type</text:span><text:span text:style-name="T65">="</text:span><text:span text:style-name="T132">xs</text:span><text:span text:style-name="T65">:string" </text:span><text:span text:style-name="T46">use</text:span><text:span text:style-name="T65">="required"/&gt; </text:span></text:p>
            <text:p text:style-name="P116"/>
            <text:p text:style-name="P113"><text:span text:style-name="T65"><text:s text:c="18"/></text:span><text:span text:style-name="T146">&lt;!-- By default values are read-only but they may be <text:s/>declared as read/writable as well --&gt; </text:span></text:p>
            <text:p text:style-name="P113"><text:span text:style-name="T65"><text:s text:c="18"/>&lt;</text:span><text:span text:style-name="T132">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2">xs</text:span><text:span text:style-name="T65">:boolean" </text:span><text:span text:style-name="T46">use</text:span><text:span text:style-name="T65">="optional"/&gt; </text:span></text:p>
            <text:p text:style-name="P116"/>
            <text:p text:style-name="P113"><text:span text:style-name="T65"><text:s text:c="15"/>&lt;/</text:span><text:span text:style-name="T132">xs</text:span><text:span text:style-name="T65">:</text:span><text:span text:style-name="T37">complexType</text:span><text:span text:style-name="T65">&gt; </text:span></text:p>
            <text:p text:style-name="P113"><text:span text:style-name="T65"><text:s text:c="12"/>&lt;/</text:span><text:span text:style-name="T132">xs</text:span><text:span text:style-name="T65">:</text:span><text:span text:style-name="T37">element</text:span><text:span text:style-name="T65">&gt; </text:span></text:p>
            <text:p text:style-name="P113"><text:span text:style-name="T65"><text:s text:c="9"/>&lt;/</text:span><text:span text:style-name="T132">xs</text:span><text:span text:style-name="T65">:</text:span><text:span text:style-name="T37">sequence</text:span><text:span text:style-name="T65">&gt; </text:span></text:p>
            <text:p text:style-name="P116"/>
            <text:p text:style-name="P113"><text:span text:style-name="T65"><text:s text:c="5"/></text:span><text:span text:style-name="T146"><text:s text:c="4"/>&lt;!-- Extension type <text:s/>--&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2">xs</text:span><text:span text:style-name="T65">:anyURI" </text:span><text:span text:style-name="T46">use</text:span><text:span text:style-name="T65">="required"/&gt; </text:span></text:p>
            <text:p text:style-name="P116"/>
            <text:p text:style-name="P113"><text:span text:style-name="T65"><text:s text:c="9"/></text:span><text:span text:style-name="T146">&lt;!-- MAC (Message Authentication Code) --&gt; </text:span></text:p>
            <text:p text:style-name="P113"><text:span text:style-name="T65"><text:s text:c="9"/>&lt;</text:span><text:span text:style-name="T132">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2">xs</text:span><text:span text:style-name="T65">:base64Binary" </text:span><text:span text:style-name="T46">use</text:span><text:span text:style-name="T65">="required"/&gt; </text:span></text:p>
            <text:p text:style-name="P116"/>
            <text:p text:style-name="P113"><text:span text:style-name="T65"><text:s text:c="6"/>&lt;/</text:span><text:span text:style-name="T132">xs</text:span><text:span text:style-name="T65">:</text:span><text:span text:style-name="T37">complexType</text:span><text:span text:style-name="T65">&gt; </text:span></text:p>
            <text:p text:style-name="P117"><text:span text:style-name="CrossRef"><text:span text:style-name="T116"><text:s text:c="3"/>&lt;/</text:span></text:span><text:span text:style-name="CrossRef"><text:span text:style-name="T133">xs</text:span></text:span><text:span text:style-name="CrossRef"><text:span text:style-name="T116">:</text:span></text:span><text:span text:style-name="CrossRef"><text:span text:style-name="T38">element</text:span></text:span><text:span text:style-name="CrossRef"><text:span text:style-name="T116">&gt;</text:span></text:span></text:p>
          </table:table-cell>
        </table:table-row>
      </table:table>
      <text:p text:style-name="P110"/>
      <text:p text:style-name="P109"><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37617807" text:style-name="L2">
        <text:list-item>
          <text:p text:style-name="P162"><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37633665" text:continue-numbering="true" text:style-name="L2">
        <text:list-header>
          <text:p text:style-name="P163"><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4">The resulting <text:span text:style-name="T108">Property</text:span><text:span text:style-name="T65"> </text:span>objects are <text:span text:style-name="T2">concatenated</text:span> in the order they occur in the <text:span text:style-name="T108">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Extension</text:span><text:span text:style-name="T122"> </text:span><text:span text:style-name="T44">Type</text:span><text:span text:style-name="T122">=</text:span>"http://schemas.xmlsoap.org/ws/2005/05/identity"</text:p>
            <text:p text:style-name="Standard"><text:span text:style-name="T44"><text:s text:c="27"/>MAC</text:span><text:span text:style-name="T122">="UMRljeXFd … CrcqcGkI1="&gt;IiBlbmHVy85cZS ... <text:s/>B4bWxuczd3dy53My5vc&lt;/</text:span><text:span text:style-name="T35">Extension</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SymmetricKey</text:span><text:span text:style-name="T122"> </text:span><text:span text:style-name="T44">MAC</text:span><text:span text:style-name="T122">="je7KiznTll … vInu7rcqcGkI="&gt;vInt09Esmg94v … YU3tgIdhcNNby&lt;/</text:span><text:span text:style-name="T35">SymmetricKey</text:span><text:span text:style-name="T122">&gt;<text:line-break/> <text:s text:c="7"/>&lt;</text:span><text:span text:style-name="T35">PropertyBag</text:span><text:span text:style-name="T122"> </text:span><text:span text:style-name="T44">Type</text:span><text:span text:style-name="T122">=</text:span>"http://xmlns.webpki.org/keygen2/1.0#provider.ietf-hotp"</text:p>
            <text:p text:style-name="Standard"><text:span text:style-name="T122"><text:s text:c="31"/></text:span><text:span text:style-name="T44">MAC</text:span><text:span text:style-name="T122">="jIOHDgwI4dO7Kzs … uEH8MtykIS46JfiJ3N="&gt;</text:span></text:p>
            <text:p text:style-name="Standard"><text:span text:style-name="T122"><text:s text:c="12"/>&lt;</text:span><text:span text:style-name="T35">Property</text:span><text:span text:style-name="T122"> </text:span><text:span text:style-name="T44">Name</text:span><text:span text:style-name="T122">="Counter" </text:span><text:span text:style-name="T44">Value</text:span><text:span text:style-name="T122">="0" </text:span><text:span text:style-name="T44">Writable</text:span><text:span text:style-name="T122">="true"/&gt;</text:span></text:p>
            <text:p text:style-name="Standard"><text:span text:style-name="T122"><text:s text:c="12"/>&lt;</text:span><text:span text:style-name="T35">Property</text:span><text:span text:style-name="T122"> </text:span><text:span text:style-name="T44">Name</text:span><text:span text:style-name="T122">="Digits" </text:span><text:span text:style-name="T44">Value</text:span><text:span text:style-name="T122">="8"/&gt;</text:span></text:p>
            <text:p text:style-name="Standard"><text:span text:style-name="T122"><text:s text:c="8"/>&lt;/</text:span><text:span text:style-name="T35">PropertyBag</text:span><text:span text:style-name="T122">&gt;</text:span></text:p>
            <text:p text:style-name="Standard"><text:span text:style-name="T122"><text:s text:c="8"/>&lt;</text:span><text:span text:style-name="T35">Logotype</text:span><text:span text:style-name="T122"> </text:span><text:span text:style-name="T44">MIMEType</text:span><text:span text:style-name="T122">="image/png" </text:span></text:p>
            <text:p text:style-name="Standard"><text:span text:style-name="T122"><text:s text:c="26"/></text:span><text:span text:style-name="T44">Type</text:span><text:span text:style-name="T122">=</text:span>"http://xmlns.webpki.org/keygen2/1.0#logotype.application"</text:p>
            <text:p text:style-name="Standard"><text:span text:style-name="T122"><text:s text:c="26"/></text:span><text:span text:style-name="T44">MAC</text:span><text:span text:style-name="T122">="+crSq5fvfx+f … ZmRnhxlj0d="&gt;iAAABKCAIAAACD … tm/AAALjUlEQVRA=&lt;/</text:span><text:span text:style-name="T35">Logotype</text:span><text:span text:style-name="T122">&gt;<text:line-break/> <text:s text:c="2"/>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Standard"><text:span text:style-name="T122">A </text:span><text:span text:style-name="CrossRef"><text:span text:style-name="T91"><text:reference-ref text:reference-format="text" text:ref-name="hotp">HOTP</text:reference-ref></text:span></text:span><text:span text:style-name="T122"> application would preferably also make the corresponding </text:span><text:span text:style-name="CrossRef"><text:span text:style-name="T91"><text:reference-ref text:reference-format="text" text:ref-name="keyinitreq-sym">KeyCreationRequest</text:reference-ref></text:span></text:span><text:span text:style-name="T122"> operation include an endorsement algorithm definition</text:span>.</text:p>
      <text:h text:style-name="P144"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9">=</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s kept a backup of although the certificate may have been renewed (while using the same key). <text:s/>It may also be used to deploy an entirely issuer-generated credential.</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7"/>&lt;</text:span><text:span text:style-name="T35">PrivateKey </text:span><text:span text:style-name="T44">MAC</text:span><text:span text:style-name="T122">="umZCjxSl1zX … CrcqcGkIv4Ki="&gt;cVyZSIiBlbmH ... <text:s/>uczpkcB4bWx3dy53&lt;/</text:span><text:span text:style-name="T35">PrivateKey</text:span><text:span text:style-name="T122">&gt;</text:span></text:p>
            <text:p text:style-name="Standard"><text:span text:style-name="T122"><text:s text:c="3"/> &lt;/</text:span><text:span text:style-name="T35">CertficatePath</text:span><text:span text:style-name="T122">&gt;<text:line-break/> </text:span></text:p>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5">Note that the </text:span><text:span text:style-name="T108">PrivateKeyBackup</text:span> attribute of a key <text:span text:style-name="T51">must</text:span> be set after execution of <text:span text:style-name="T102">restorePrivateKey</text:span>.</text:p>
      <text:h text:style-name="P144"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3">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8"><text:span text:style-name="T122"><text:s/>  <text:s/>&lt;</text:span><text:span text:style-name="T35">Dele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37624124" text:style-name="L3">
        <text:list-item>
          <text:p text:style-name="P151"><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1"><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1"><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1"><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44"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2"><text:line-break/>    &lt;</text:span><text:span text:style-name="T35">CertficatePath</text:span><text:span text:style-name="T122"> … &gt;<text:line-break/> <text:s text:c="2"/> &lt;/</text:span><text:span text:style-name="T35">CertficatePath</text:span><text:span text:style-name="T122">&gt;<text:line-break/></text:span></text:p>
            <text:p text:style-name="P99"><text:span text:style-name="T122"><text:s/>  <text:s/>&lt;</text:span><text:span text:style-name="T35">Unlock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80"/>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44"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UpdateKey</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4"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2"><text:line-break/>    &lt;</text:span><text:span text:style-name="T35">CertficatePath</text:span><text:span text:style-name="T122"> </text:span><text:span text:style-name="T44">ID</text:span><text:span text:style-name="T122">="Key.1" </text:span><text:span text:style-name="T44">MAC</text:span><text:span text:style-name="T122">="ngSgmRuPE ... HlFWrM421wY="&gt;<text:line-break/>  <text:s/>   <text:s text:c="2"/>&lt;</text:span><text:span text:style-name="T131">ds</text:span><text:span text:style-name="T122">:</text:span><text:span text:style-name="T35">X509Data</text:span><text:span text:style-name="T122">&gt;<text:line-break/>    <text:s text:c="2"/>    <text:s text:c="2"/>&lt;</text:span><text:span text:style-name="T131">ds</text:span><text:span text:style-name="T122">:</text:span><text:span text:style-name="T35">X509Certificate</text:span><text:span text:style-name="T122">&gt;MIIC2TCCAcGgAwIBAgS … NRT+VokJJsBecyALgeT0Dw==&lt;/</text:span><text:span text:style-name="T131">ds</text:span><text:span text:style-name="T122">:</text:span><text:span text:style-name="T35">X509Certificate</text:span><text:span text:style-name="T122">&gt;<text:line-break/>    <text:s text:c="4"/>&lt;</text:span><text:span text:style-name="T56">/</text:span><text:span text:style-name="T131">ds</text:span><text:span text:style-name="T122">:</text:span><text:span text:style-name="T35">X509Data</text:span><text:span text:style-name="T122">&gt;<text:line-break/>   <text:s text:c="5"/>&lt;</text:span><text:span text:style-name="T35">CloneKeyProtection</text:span><text:span text:style-name="T122"><text:tab/></text:span><text:span text:style-name="T44">CertificateFingerprint</text:span><text:span text:style-name="T122">="mNWEOLlAZrG ... dUg2aLA="<text:line-break/> <text:s text:c="14"/><text:tab/></text:span><text:span text:style-name="T44">ClientSessionID</text:span><text:span text:style-name="T122">="_1292389cba4 ... 173d4334"<text:line-break/> <text:s text:c="15"/><text:tab/></text:span><text:span text:style-name="T44">ServerSessionID</text:span><text:span text:style-name="T122">="_1292389cb8 ... c2ea36e"<text:line-break/> <text:s text:c="15"/><text:tab/></text:span><text:span text:style-name="T44">Authorization</text:span><text:span text:style-name="T122">="ChPQRDT ... n/dJKrW3L"<text:line-break/> <text:s text:c="14"/><text:tab/></text:span><text:span text:style-name="T44">MAC</text:span><text:span text:style-name="T122">="AvDWx6xbg3GDGzdz … yJk8Js0Oul+Ba/Xc8="/&gt;</text:span></text:p>
            <text:p text:style-name="P76"><text:span text:style-name="T125"><text:s/>   &lt;/</text:span><text:span text:style-name="T36">CertficatePath</text:span><text:span text:style-name="T125">&gt;<text:line-break/></text:span></text:p>
            <text:p text:style-name="P82"><text:span text:style-name="T121">&lt;/</text:span><text:span text:style-name="T40">ProvisioningFinalizationRequest</text:span><text:span text:style-name="T121">&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44"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0">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is initially set to 0 to start an enumeration round.</text:span></text:p>
      <text:p text:style-name="P46"><text:span text:style-name="T65">Succeeding calls should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44"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6">Type</text:span><text:span text:style-name="T144"> URI.</text:span> <text:s/><text:span text:style-name="T2">Repeated</text:span> object</text:p>
          </table:table-cell>
          <table:covered-table-cell/>
        </table:table-row>
      </table:table>
      <text:p text:style-name="P46"/>
      <text:p text:style-name="P46"><text:span text:style-name="T110">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4"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rivateKeyBackup</text:p>
          </table:table-cell>
          <table:table-cell table:style-name="Table56.A2" office:value-type="string">
            <text:p text:style-name="P3">bool</text:p>
          </table:table-cell>
          <table:table-cell table:style-name="Table56.C2" office:value-type="string">
            <text:p text:style-name="Standard"><text:span text:style-name="T55">Copy of the corresponding </text:span><text:span text:style-name="CrossRef"><text:span text:style-name="T55"><text:reference-ref text:reference-format="text" text:ref-name="createKeyPair">createKeyEntry</text:reference-ref></text:span></text:span><text:span text:style-name="T55"> parameter [2]</text:span></text:p>
          </table:table-cell>
        </table:table-row>
      </table:table>
      <text:p text:style-name="P46"/>
      <text:p text:style-name="P46"><text:span text:style-name="T110">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text:span text:style-name="T55">Note 2: </text:span><text:span text:style-name="T108">PrivateKeyBackup</text:span> <text:span text:style-name="T51">must</text:span> also be set if the private key has been supplied through <text:span text:style-name="CrossRef"><text:span text:style-name="T55"><text:reference-ref text:reference-format="text" text:ref-name="restorePrivateKey">restorePrivateKey</text:reference-ref></text:span></text:span>.</text:p>
      <text:p text:style-name="Text_20_body"/>
      <text:p text:style-name="Text_20_body"/>
      <text:p text:style-name="Text_20_body"/>
      <text:p text:style-name="Text_20_body"/>
      <text:p text:style-name="P61">Continued on the next page...</text:p>
      <text:p text:style-name="P84"/>
      <text:p text:style-name="P103"><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3">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99"> <text:s/>This bit </text:span><text:span text:style-name="T93">must</text:span><text:span text:style-name="T50">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99"> <text:s/>This bit </text:span><text:span text:style-name="T93">must</text:span><text:span text:style-name="T50">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h text:style-name="P144"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0">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44"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0">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44"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44"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0">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Standard">If a <text:span text:style-name="T28">non-exportable</text:span> key is referred to, <text:span text:style-name="T110">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h text:style-name="P144"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10">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44"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44"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0">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10">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44"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8">http://xmlns.webpki.org/keygen2/1.0#algorithm.rsa.none</text:span></text:a><text:span text:style-name="T124">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1">0x00</text:span> || <text:span text:style-name="T111">0x01</text:span> || <text:span text:style-name="T111">PS</text:span> || <text:span text:style-name="T111">0x00</text:span> || <text:span text:style-name="T105">Data</text:span></text:p>
      <text:h text:style-name="P144"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9">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4" text:outline-level="2"><text:bookmark text:name="__RefHeading__15331_972012461"/><text:reference-mark-start text:name="key.agreement"/>keyAgreement<text:reference-mark-end text:name="key.agreement"/><text:span text:style-name="T74">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44"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44"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10">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40"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10">"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43"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37643060" text:style-name="L4">
        <text:list-item>
          <text:p text:style-name="P152"><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2"><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2">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2"><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2"><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40"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2">ProvisioningHandle</text:span><text:span text:style-name="T81">, ...</text:span> = <text:span text:style-name="CrossRef"><text:reference-ref text:reference-format="text" text:ref-name="createProvisioningSession">createProvisioningSession</text:reference-ref></text:span> (…)</text:p>
      <text:p text:style-name="P106"><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6"><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6"><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6"><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40"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2">&lt;</text:span><text:span text:style-name="T35">CredentialDiscoveryRequest</text:span><text:span text:style-name="T12">  </text:span><text:span text:style-name="T123">…</text:span><text:span text:style-name="T122"> <text:s/>&gt;<text:line-break/></text:span></text:p>
            <text:p text:style-name="P76"><text:span text:style-name="T122">    &lt;</text:span><text:span text:style-name="T35">LookupSpecifier</text:span><text:span text:style-name="T122"> </text:span><text:span text:style-name="T44">ID</text:span><text:span text:style-name="T122">="Lookup.1" </text:span><text:span text:style-name="T44">Nonce</text:span><text:span text:style-name="T122">="nSgmg4cznqE ... WrH2421w9SYA="&gt;<text:line-break/> <text:s text:c="3"/>    &lt;</text:span><text:span text:style-name="T35">SearchFilter</text:span><text:span text:style-name="T122"> </text:span><text:span text:style-name="T44">Email</text:span><text:span text:style-name="T122">="john.doe@example.com"/&gt;<text:line-break/>        &lt;</text:span><text:span text:style-name="T131">ds</text:span><text:span text:style-name="T122">:</text:span><text:span text:style-name="T35">Signatur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CanonicalizationMethod</text:span><text:span text:style-name="T122"> </text:span><text:span text:style-name="T44">Algorithm</text:span><text:span text:style-name="T122">="http://www.w3.org/2001/10/xml-exc-c14n#"/&gt;<text:line-break/>                &lt;</text:span><text:span text:style-name="T131">ds</text:span><text:span text:style-name="T122">:</text:span><text:span text:style-name="T35">SignatureMethod</text:span><text:span text:style-name="T122"> </text:span><text:span text:style-name="T44">Algorithm</text:span><text:span text:style-name="T122">="http://www.w3.org/2001/04/xmldsig-more#rsa-sha256"/&gt;<text:line-break/>                &lt;</text:span><text:span text:style-name="T131">ds</text:span><text:span text:style-name="T122">:</text:span><text:span text:style-name="T35">Reference</text:span><text:span text:style-name="T122"> </text:span><text:span text:style-name="T44">URI</text:span><text:span text:style-name="T122">="#Lookup.1"&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Transform</text:span><text:span text:style-name="T122"> </text:span><text:span text:style-name="T44">Algorithm</text:span><text:span text:style-name="T122">="http://www.w3.org/2000/09/xmldsig#enveloped-signature"/&gt;<text:line-break/>                        &lt;</text:span><text:span text:style-name="T131">ds</text:span><text:span text:style-name="T122">:</text:span><text:span text:style-name="T35">Transform</text:span><text:span text:style-name="T122"> </text:span><text:span text:style-name="T44">Algorithm</text:span><text:span text:style-name="T122">="http://www.w3.org/2001/10/xml-exc-c14n#"/&gt;<text:line-break/>                    &lt;/</text:span><text:span text:style-name="T131">ds</text:span><text:span text:style-name="T122">:</text:span><text:span text:style-name="T35">Transforms</text:span><text:span text:style-name="T122">&gt;<text:line-break/>                    &lt;</text:span><text:span text:style-name="T131">ds</text:span><text:span text:style-name="T122">:</text:span><text:span text:style-name="T35">DigestMethod</text:span><text:span text:style-name="T122"> </text:span><text:span text:style-name="T44">Algorithm</text:span><text:span text:style-name="T122">="http://www.w3.org/2001/04/xmlenc#sha256"/&gt;<text:line-break/>                    &lt;</text:span><text:span text:style-name="T131">ds</text:span><text:span text:style-name="T122">:</text:span><text:span text:style-name="T35">DigestValue</text:span><text:span text:style-name="T122">&gt;JBfoi8iBKRyWxXYlTTU1cdyybMTyJr+WDW+qCJdxoGE=&lt;/</text:span><text:span text:style-name="T131">ds</text:span><text:span text:style-name="T122">:</text:span><text:span text:style-name="T35">DigestValue</text:span><text:span text:style-name="T122">&gt;<text:line-break/>                &lt;/</text:span><text:span text:style-name="T131">ds</text:span><text:span text:style-name="T122">:</text:span><text:span text:style-name="T35">Reference</text:span><text:span text:style-name="T122">&gt;<text:line-break/>            &lt;/</text:span><text:span text:style-name="T131">ds</text:span><text:span text:style-name="T122">:</text:span><text:span text:style-name="T35">SignedInfo</text:span><text:span text:style-name="T122">&gt;<text:line-break/>            &lt;</text:span><text:span text:style-name="T131">ds</text:span><text:span text:style-name="T122">:</text:span><text:span text:style-name="T35">SignatureValue</text:span><text:span text:style-name="T122">&gt;mSMaH6wChPQRDT... JKrW3n/dL7seGbg==&lt;/</text:span><text:span text:style-name="T131">ds</text:span><text:span text:style-name="T122">:</text:span><text:span text:style-name="T35">SignatureValue</text:span><text:span text:style-name="T122">&gt;<text:line-break/>            &lt;</text:span><text:span text:style-name="T131">ds</text:span><text:span text:style-name="T122">:</text:span><text:span text:style-name="T35">KeyInfo</text:span><text:span text:style-name="T122">&gt;<text:line-break/> <text:s text:c="14"/>&lt;</text:span><text:span text:style-name="T131">ds</text:span><text:span text:style-name="T122">:</text:span><text:span text:style-name="T35">RSAKeyValue</text:span><text:span text:style-name="T122">&gt;<text:line-break/> <text:s text:c="17"/>&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7"/>&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14"/>&lt;/</text:span><text:span text:style-name="T131">ds</text:span><text:span text:style-name="T122">:</text:span><text:span text:style-name="T35">RSAKeyValue</text:span><text:span text:style-name="T122">&gt;</text:span></text:p>
            <text:p text:style-name="P76"><text:span text:style-name="T122">            &lt;/</text:span><text:span text:style-name="T131">ds</text:span><text:span text:style-name="T122">:</text:span><text:span text:style-name="T35">KeyInfo</text:span><text:span text:style-name="T122">&gt;<text:line-break/>        &lt;/</text:span><text:span text:style-name="T131">ds</text:span><text:span text:style-name="T122">:</text:span><text:span text:style-name="T35">Signature</text:span><text:span text:style-name="T122">&gt;<text:line-break/>    &lt;/</text:span><text:span text:style-name="T35">LookupSpecifier</text:span><text:span text:style-name="T122">&gt;<text:line-break/></text:span></text:p>
            <text:p text:style-name="Standard"><text:span text:style-name="T122">&lt;/</text:span><text:span text:style-name="T35">CredentialDiscoveryRequest</text:span><text:span text:style-name="T122">&gt;</text:span></text:p>
          </table:table-cell>
        </table:table-row>
      </table:table>
      <text:p text:style-name="Text_20_body"/>
      <text:p text:style-name="Standard">The example works as follows:<text:line-break/></text:p>
      <text:list xml:id="list37620111" text:style-name="L5">
        <text:list-item>
          <text:p text:style-name="P139">Verify that the <text:span text:style-name="T110">Signature</text:span> is <text:span text:style-name="T2">technically</text:span> valid. <text:s/>Note that the actual issuer is <text:span text:style-name="T2">ignored</text:span> since an SKS has no opinion about what issuers are trustworthy or not.</text:p>
        </text:list-item>
        <text:list-item>
          <text:p text:style-name="P139">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9">Enumerate all sessions having a <text:span text:style-name="CrossRef"><text:reference-ref text:reference-format="text" text:ref-name="key.mgr.key">KeyManagementKey</text:reference-ref></text:span> matching the public key of the <text:span text:style-name="T110">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3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9">Collect the keys from step #4 that also feature the e-mail addresss <text:span text:style-name="T142">"</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0"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security of the actual key-store since SKS does not differ from other systems like smart cards in this respect.</text:p>
      <text:p text:style-name="P55">However, SKS introduces a concept sometimes referred to as “air-tight” provisioning which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One of the most significant features of SKS is the fact that it is identified by a digital certificate, preferably issued by a known vendor of trusted hardware. <text:s/>This enables the issuer to securely identify the key-container both from a cryptographic point of view (brand, type etc) and as a specific unit. <text:s text:c="2"/>The latter makes it possible to communicate the container identity as an SHA1 fingerprint of the <text:span text:style-name="CrossRef"><text:reference-ref text:reference-format="text" text:ref-name="devcert">Device Certificate</text:reference-ref></text:span> which facilitates novel and secure enrollment procedures, typically eliminating the traditional sign-up password.</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backup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8"></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40"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0"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7620297" text:style-name="L6">
        <text:list-item>
          <text:p text:style-name="P153"><text:span text:style-name="T2">CT-KIP by RSA Security</text:span>: KeyGen2 format and basic operation</text:p>
        </text:list-item>
        <text:list-item>
          <text:p text:style-name="P15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3"><text:span text:style-name="T2">SCP80 by GlobalPlatform</text:span>: Secure messaging including “rolling MACs”</text:p>
        </text:list-item>
        <text:list-item>
          <text:p text:style-name="P153"><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7645363" text:style-name="L7">
        <text:list-item>
          <text:p text:style-name="P154">Firmware upgrade API method</text:p>
        </text:list-item>
        <text:list-item>
          <text:p text:style-name="P154">Investigating possible token “wipe” options</text:p>
        </text:list-item>
        <text:list-item>
          <text:p text:style-name="P154">Minimalistic PINpad support</text:p>
        </text:list-item>
        <text:list-item>
          <text:p text:style-name="P154">Investigating “physical presence” GPIO options</text:p>
        </text:list-item>
        <text:list-item>
          <text:p text:style-name="P154">Language check</text:p>
        </text:list-item>
        <text:list-item>
          <text:p text:style-name="P15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4d, WebPKI.org, 2011-07-27<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75</meta:editing-cycles>
    <meta:editing-duration>PT08H47M29S</meta:editing-duration>
    <dc:title>Secure Key Store - API and Architecture</dc:title>
    <dc:date>2011-07-27T17:51:06.32</dc:date>
    <dc:creator>Anders Rundgren</dc:creator>
    <meta:document-statistic meta:table-count="112" meta:image-count="0" meta:object-count="4" meta:page-count="69" meta:paragraph-count="2171" meta:word-count="14363" meta:character-count="104879"/>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